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d55d0" officeooo:paragraph-rsid="001d55d0"/>
    </style:style>
    <style:style style:name="P2" style:family="paragraph" style:parent-style-name="Heading_20_1">
      <style:text-properties officeooo:rsid="001b6884" officeooo:paragraph-rsid="001b6884"/>
    </style:style>
    <style:style style:name="P3" style:family="paragraph" style:parent-style-name="Preformatted_20_Text">
      <style:text-properties officeooo:paragraph-rsid="001b6884"/>
    </style:style>
    <style:style style:name="P4" style:family="paragraph" style:parent-style-name="Preformatted_20_Text">
      <style:text-properties officeooo:rsid="001b6884" officeooo:paragraph-rsid="001b6884"/>
    </style:style>
    <style:style style:name="P5" style:family="paragraph" style:parent-style-name="Preformatted_20_Text">
      <style:text-properties officeooo:rsid="001d55d0" officeooo:paragraph-rsid="001d55d0"/>
    </style:style>
    <style:style style:name="P6" style:family="paragraph" style:parent-style-name="Preformatted_20_Text">
      <style:text-properties officeooo:rsid="001e3d20" officeooo:paragraph-rsid="001e3d20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 Mono" fo:font-size="10pt" officeooo:rsid="001b6884" style:font-size-asian="10pt" style:font-size-complex="10pt"/>
    </style:style>
    <style:style style:name="T3" style:family="text">
      <style:text-properties style:font-name="DejaVu Sans Mono" fo:font-size="10pt" officeooo:rsid="00210823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xercise 1: Recursive Functions</text:h>
      <text:p text:style-name="P1">Run in the SML/NJ REPL (edited)</text:p>
      <text:p text:style-name="Preformatted_20_Text"><text:span text:style-name="symbol0_5f_ocaml"><text:span text:style-name="T1">-</text:span></text:span><text:span text:style-name="T1"> </text:span><text:span text:style-name="comment_5f_multi_5f_ocaml"><text:span text:style-name="T1">(* 1. *)</text:span></text:span></text:p>
      <text:p text:style-name="Preformatted_20_Text"><text:span text:style-name="symbol0_5f_ocaml"><text:span text:style-name="T1">-</text:span></text:span><text:span text:style-name="T1"> </text:span><text:span text:style-name="keyword0_5f_ocaml"><text:span text:style-name="T1">fun</text:span></text:span><text:span text:style-name="T1"> area </text:span><text:span text:style-name="symbol0_5f_ocaml"><text:span text:style-name="T1">(</text:span></text:span><text:span text:style-name="T1">x,y</text:span><text:span text:style-name="symbol0_5f_ocaml"><text:span text:style-name="T1">)</text:span></text:span><text:span text:style-name="T1"> </text:span><text:span text:style-name="symbol0_5f_ocaml"><text:span text:style-name="T1">=</text:span></text:span><text:span text:style-name="T1"> x </text:span><text:span text:style-name="symbol0_5f_ocaml"><text:span text:style-name="T1">*</text:span></text:span><text:span text:style-name="T1"> y </text:span><text:span text:style-name="symbol0_5f_ocaml"><text:span text:style-name="T1">/</text:span></text:span><text:span text:style-name="T1"> </text:span><text:span text:style-name="number_5f_ocaml"><text:span text:style-name="T1">2</text:span></text:span><text:span text:style-name="symbol0_5f_ocaml"><text:span text:style-name="T1">.</text:span></text:span><text:span text:style-name="number_5f_ocaml"><text:span text:style-name="T1">0</text:span></text:span><text:span text:style-name="symbol0_5f_ocaml"><text:span text:style-name="T1">;</text:span></text:span><text:span text:style-name="T1"></text:span></text:p>
      <text:p text:style-name="Preformatted_20_Text"><text:span text:style-name="keyword0_5f_ocaml"><text:span text:style-name="T1">val</text:span></text:span><text:span text:style-name="T1"> area </text:span><text:span text:style-name="symbol0_5f_ocaml"><text:span text:style-name="T1">=</text:span></text:span><text:span text:style-name="T1"> fn </text:span><text:span text:style-name="symbol0_5f_ocaml"><text:span text:style-name="T1">:</text:span></text:span><text:span text:style-name="T1"> real </text:span><text:span text:style-name="symbol0_5f_ocaml"><text:span text:style-name="T1">*</text:span></text:span><text:span text:style-name="T1"> real </text:span><text:span text:style-name="symbol0_5f_ocaml"><text:span text:style-name="T1">-&gt;</text:span></text:span><text:span text:style-name="T1"> real</text:span></text:p>
      <text:p text:style-name="Preformatted_20_Text"><text:span text:style-name="symbol0_5f_ocaml"><text:span text:style-name="T1">-</text:span></text:span><text:span text:style-name="T1"> area </text:span><text:span text:style-name="symbol0_5f_ocaml"><text:span text:style-name="T1">(</text:span></text:span><text:span text:style-name="number_5f_ocaml"><text:span text:style-name="T1">3</text:span></text:span><text:span text:style-name="symbol0_5f_ocaml"><text:span text:style-name="T1">.</text:span></text:span><text:span text:style-name="number_5f_ocaml"><text:span text:style-name="T1">0</text:span></text:span><text:span text:style-name="T1">,</text:span><text:span text:style-name="number_5f_ocaml"><text:span text:style-name="T1">4</text:span></text:span><text:span text:style-name="symbol0_5f_ocaml"><text:span text:style-name="T1">.</text:span></text:span><text:span text:style-name="number_5f_ocaml"><text:span text:style-name="T1">0</text:span></text:span><text:span text:style-name="symbol0_5f_ocaml"><text:span text:style-name="T1">);</text:span></text:span><text:span text:style-name="T1"></text:span></text:p>
      <text:p text:style-name="P3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</text:span><text:span text:style-name="number_5f_ocaml"><text:span text:style-name="T1">6</text:span></text:span><text:span text:style-name="symbol0_5f_ocaml"><text:span text:style-name="T1">.</text:span></text:span><text:span text:style-name="number_5f_ocaml"><text:span text:style-name="T1">0</text:span></text:span><text:span text:style-name="T1"> </text:span><text:span text:style-name="symbol0_5f_ocaml"><text:span text:style-name="T1">:</text:span></text:span><text:span text:style-name="T1"> real</text:span></text:p>
      <text:p text:style-name="P3"><text:span text:style-name="symbol0_5f_ocaml"><text:span text:style-name="T2">-</text:span></text:span><text:span text:style-name="T2"> area </text:span><text:span text:style-name="symbol0_5f_ocaml"><text:span text:style-name="T2">(</text:span></text:span><text:span text:style-name="number_5f_ocaml"><text:span text:style-name="T2">3</text:span></text:span><text:span text:style-name="symbol0_5f_ocaml"><text:span text:style-name="T2">.</text:span></text:span><text:span text:style-name="number_5f_ocaml"><text:span text:style-name="T2">0</text:span></text:span><text:span text:style-name="T2">,</text:span><text:span text:style-name="number_5f_ocaml"><text:span text:style-name="T2">5</text:span></text:span><text:span text:style-name="symbol0_5f_ocaml"><text:span text:style-name="T2">.</text:span></text:span><text:span text:style-name="number_5f_ocaml"><text:span text:style-name="T2">0</text:span></text:span><text:span text:style-name="symbol0_5f_ocaml"><text:span text:style-name="T2">);</text:span></text:span><text:span text:style-name="T2"></text:span></text:p>
      <text:p text:style-name="P4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</text:span><text:span text:style-name="number_5f_ocaml"><text:span text:style-name="T1">7</text:span></text:span><text:span text:style-name="symbol0_5f_ocaml"><text:span text:style-name="T1">.</text:span></text:span><text:span text:style-name="number_5f_ocaml"><text:span text:style-name="T1">5</text:span></text:span><text:span text:style-name="T1"> </text:span><text:span text:style-name="symbol0_5f_ocaml"><text:span text:style-name="T1">:</text:span></text:span><text:span text:style-name="T1"> real</text:span></text:p>
      <text:p text:style-name="P5"><text:span text:style-name="symbol0_5f_ocaml"><text:span text:style-name="T1">-</text:span></text:span><text:span text:style-name="T1"> </text:span><text:span text:style-name="comment_5f_multi_5f_ocaml"><text:span text:style-name="T1">(* 2. *)</text:span></text:span><text:span text:style-name="T1"></text:span></text:p>
      <text:p text:style-name="P5"><text:span text:style-name="symbol0_5f_ocaml"><text:span text:style-name="T1">-</text:span></text:span><text:span text:style-name="T1"> 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0</text:span></text:span><text:span text:style-name="T1"> </text:span><text:span text:style-name="symbol0_5f_ocaml"><text:span text:style-name="T1">-</text:span></text:span><text:span text:style-name="T1"> </text:span><text:span text:style-name="number_5f_ocaml"><text:span text:style-name="T1">0</text:span></text:span><text:span text:style-name="symbol0_5f_ocaml"><text:span text:style-name="T1">.</text:span></text:span><text:span text:style-name="number_5f_ocaml"><text:span text:style-name="T1">9</text:span></text:span><text:span text:style-name="T1"> </text:span><text:span text:style-name="symbol0_5f_ocaml"><text:span text:style-name="T1">-</text:span></text:span><text:span text:style-name="T1"> </text:span><text:span text:style-name="number_5f_ocaml"><text:span text:style-name="T1">0</text:span></text:span><text:span text:style-name="symbol0_5f_ocaml"><text:span text:style-name="T1">.</text:span></text:span><text:span text:style-name="number_5f_ocaml"><text:span text:style-name="T1">1</text:span></text:span><text:span text:style-name="symbol0_5f_ocaml"><text:span text:style-name="T1">;</text:span></text:span><text:span text:style-name="T1"> <text:s text:c="14"/></text:span></text:p>
      <text:p text:style-name="P5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~</text:span><text:span text:style-name="number_5f_ocaml"><text:span text:style-name="T1">2</text:span></text:span><text:span text:style-name="symbol0_5f_ocaml"><text:span text:style-name="T1">.</text:span></text:span><text:span text:style-name="T1">77555756156E~</text:span><text:span text:style-name="number_5f_ocaml"><text:span text:style-name="T1">17</text:span></text:span><text:span text:style-name="T1"> </text:span><text:span text:style-name="symbol0_5f_ocaml"><text:span text:style-name="T1">:</text:span></text:span><text:span text:style-name="T1"> real</text:span></text:p>
      <text:p text:style-name="P5"><text:span text:style-name="symbol0_5f_ocaml"><text:span text:style-name="T1">-</text:span></text:span><text:span text:style-name="T1"> </text:span><text:span text:style-name="comment_5f_multi_5f_ocaml"><text:span text:style-name="T1">(* 3. *)</text:span></text:span><text:span text:style-name="T1"></text:span></text:p>
      <text:p text:style-name="P5"><text:span text:style-name="symbol0_5f_ocaml"><text:span text:style-name="T1">-</text:span></text:span><text:span text:style-name="T1"> </text:span><text:span text:style-name="keyword0_5f_ocaml"><text:span text:style-name="T1">fun</text:span></text:span><text:span text:style-name="T1"> rootplus </text:span><text:span text:style-name="symbol0_5f_ocaml"><text:span text:style-name="T1">(</text:span></text:span><text:span text:style-name="T1">a,b,c</text:span><text:span text:style-name="symbol0_5f_ocaml"><text:span text:style-name="T1">)</text:span></text:span><text:span text:style-name="T1"> </text:span><text:span text:style-name="symbol0_5f_ocaml"><text:span text:style-name="T1">=</text:span></text:span><text:span text:style-name="T1"> </text:span><text:span text:style-name="symbol0_5f_ocaml"><text:span text:style-name="T1">(</text:span></text:span><text:span text:style-name="T1">~b </text:span><text:span text:style-name="symbol0_5f_ocaml"><text:span text:style-name="T1">+</text:span></text:span><text:span text:style-name="T1"> Math</text:span><text:span text:style-name="symbol0_5f_ocaml"><text:span text:style-name="T1">.</text:span></text:span><text:span text:style-name="member0_5f_ocaml"><text:span text:style-name="T1">sqrt</text:span></text:span><text:span text:style-name="T1"> </text:span><text:span text:style-name="symbol0_5f_ocaml"><text:span text:style-name="T1">(</text:span></text:span><text:span text:style-name="T1">b </text:span><text:span text:style-name="symbol0_5f_ocaml"><text:span text:style-name="T1">*</text:span></text:span><text:span text:style-name="T1"> b </text:span><text:span text:style-name="symbol0_5f_ocaml"><text:span text:style-name="T1">-</text:span></text:span><text:span text:style-name="T1"> </text:span><text:span text:style-name="number_5f_ocaml"><text:span text:style-name="T1">4</text:span></text:span><text:span text:style-name="symbol0_5f_ocaml"><text:span text:style-name="T1">.</text:span></text:span><text:span text:style-name="number_5f_ocaml"><text:span text:style-name="T1">0</text:span></text:span><text:span text:style-name="T1"> </text:span><text:span text:style-name="symbol0_5f_ocaml"><text:span text:style-name="T1">*</text:span></text:span><text:span text:style-name="T1"> a </text:span><text:span text:style-name="symbol0_5f_ocaml"><text:span text:style-name="T1">*</text:span></text:span><text:span text:style-name="T1"> c</text:span><text:span text:style-name="symbol0_5f_ocaml"><text:span text:style-name="T1">))</text:span></text:span><text:span text:style-name="T1"> </text:span><text:span text:style-name="symbol0_5f_ocaml"><text:span text:style-name="T1">/</text:span></text:span><text:span text:style-name="T1"> </text:span><text:span text:style-name="symbol0_5f_ocaml"><text:span text:style-name="T1">(</text:span></text:span><text:span text:style-name="number_5f_ocaml"><text:span text:style-name="T1">2</text:span></text:span><text:span text:style-name="symbol0_5f_ocaml"><text:span text:style-name="T1">.</text:span></text:span><text:span text:style-name="number_5f_ocaml"><text:span text:style-name="T1">0</text:span></text:span><text:span text:style-name="T1"> </text:span><text:span text:style-name="symbol0_5f_ocaml"><text:span text:style-name="T1">*</text:span></text:span><text:span text:style-name="T1"> a</text:span><text:span text:style-name="symbol0_5f_ocaml"><text:span text:style-name="T1">);</text:span></text:span><text:span text:style-name="T1"></text:span></text:p>
      <text:p text:style-name="P5"><text:span text:style-name="T1">[autoloading]</text:span></text:p>
      <text:p text:style-name="P5"><text:span text:style-name="T1">[library $SMLNJ-BASIS/basis.cm is stable]</text:span></text:p>
      <text:p text:style-name="P5"><text:span text:style-name="T1">[autoloading done]</text:span></text:p>
      <text:p text:style-name="P5"><text:span text:style-name="keyword0_5f_ocaml"><text:span text:style-name="T1">val</text:span></text:span><text:span text:style-name="T1"> rootplus </text:span><text:span text:style-name="symbol0_5f_ocaml"><text:span text:style-name="T1">=</text:span></text:span><text:span text:style-name="T1"> fn </text:span><text:span text:style-name="symbol0_5f_ocaml"><text:span text:style-name="T1">:</text:span></text:span><text:span text:style-name="T1"> real </text:span><text:span text:style-name="symbol0_5f_ocaml"><text:span text:style-name="T1">*</text:span></text:span><text:span text:style-name="T1"> real </text:span><text:span text:style-name="symbol0_5f_ocaml"><text:span text:style-name="T1">*</text:span></text:span><text:span text:style-name="T1"> real </text:span><text:span text:style-name="symbol0_5f_ocaml"><text:span text:style-name="T1">-&gt;</text:span></text:span><text:span text:style-name="T1"> real</text:span></text:p>
      <text:p text:style-name="P5"><text:span text:style-name="symbol0_5f_ocaml"><text:span text:style-name="T1">-</text:span></text:span><text:span text:style-name="T1"> </text:span><text:span text:style-name="keyword0_5f_ocaml"><text:span text:style-name="T1">fun</text:span></text:span><text:span text:style-name="T1"> computequadratic </text:span><text:span text:style-name="symbol0_5f_ocaml"><text:span text:style-name="T1">(</text:span></text:span><text:span text:style-name="T1">a,b,c,x</text:span><text:span text:style-name="symbol0_5f_ocaml"><text:span text:style-name="T1">)</text:span></text:span><text:span text:style-name="T1"> </text:span><text:span text:style-name="symbol0_5f_ocaml"><text:span text:style-name="T1">:</text:span></text:span><text:span text:style-name="T1"> real </text:span><text:span text:style-name="symbol0_5f_ocaml"><text:span text:style-name="T1">=</text:span></text:span><text:span text:style-name="T1"> a </text:span><text:span text:style-name="symbol0_5f_ocaml"><text:span text:style-name="T1">*</text:span></text:span><text:span text:style-name="T1"> x </text:span><text:span text:style-name="symbol0_5f_ocaml"><text:span text:style-name="T1">*</text:span></text:span><text:span text:style-name="T1"> x </text:span><text:span text:style-name="symbol0_5f_ocaml"><text:span text:style-name="T1">+</text:span></text:span><text:span text:style-name="T1"> b </text:span><text:span text:style-name="symbol0_5f_ocaml"><text:span text:style-name="T1">*</text:span></text:span><text:span text:style-name="T1"> x </text:span><text:span text:style-name="symbol0_5f_ocaml"><text:span text:style-name="T1">+</text:span></text:span><text:span text:style-name="T1"> c</text:span><text:span text:style-name="symbol0_5f_ocaml"><text:span text:style-name="T1">;</text:span></text:span><text:span text:style-name="T1"></text:span></text:p>
      <text:p text:style-name="P5"><text:span text:style-name="keyword0_5f_ocaml"><text:span text:style-name="T1">val</text:span></text:span><text:span text:style-name="T1"> computequadratic </text:span><text:span text:style-name="symbol0_5f_ocaml"><text:span text:style-name="T1">=</text:span></text:span><text:span text:style-name="T1"> fn </text:span><text:span text:style-name="symbol0_5f_ocaml"><text:span text:style-name="T1">:</text:span></text:span><text:span text:style-name="T1"> real </text:span><text:span text:style-name="symbol0_5f_ocaml"><text:span text:style-name="T1">*</text:span></text:span><text:span text:style-name="T1"> real </text:span><text:span text:style-name="symbol0_5f_ocaml"><text:span text:style-name="T1">*</text:span></text:span><text:span text:style-name="T1"> real </text:span><text:span text:style-name="symbol0_5f_ocaml"><text:span text:style-name="T1">*</text:span></text:span><text:span text:style-name="T1"> real </text:span><text:span text:style-name="symbol0_5f_ocaml"><text:span text:style-name="T1">-&gt;</text:span></text:span><text:span text:style-name="T1"> real</text:span></text:p>
      <text:p text:style-name="P5"><text:span text:style-name="symbol0_5f_ocaml"><text:span text:style-name="T1">-</text:span></text:span><text:span text:style-name="T1"> rootplus </text:span><text:span text:style-name="symbol0_5f_ocaml"><text:span text:style-name="T1">(</text:span>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0</text:span></text:span><text:span text:style-name="T1">,</text:span><text:span text:style-name="number_5f_ocaml"><text:span text:style-name="T1">121</text:span></text:span><text:span text:style-name="symbol0_5f_ocaml"><text:span text:style-name="T1">.</text:span></text:span><text:span text:style-name="number_5f_ocaml"><text:span text:style-name="T1">0</text:span></text:span><text:span text:style-name="T1">,</text:span><text:span text:style-name="number_5f_ocaml"><text:span text:style-name="T1">11</text:span></text:span><text:span text:style-name="symbol0_5f_ocaml"><text:span text:style-name="T1">.</text:span></text:span><text:span text:style-name="number_5f_ocaml"><text:span text:style-name="T1">0</text:span></text:span><text:span text:style-name="symbol0_5f_ocaml"><text:span text:style-name="T1">);</text:span></text:span><text:span text:style-name="T1"></text:span></text:p>
      <text:p text:style-name="P5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~</text:span><text:span text:style-name="number_5f_ocaml"><text:span text:style-name="T1">0</text:span></text:span><text:span text:style-name="symbol0_5f_ocaml"><text:span text:style-name="T1">.</text:span></text:span><text:span text:style-name="number_5f_ocaml"><text:span text:style-name="T1">0909774950794</text:span></text:span><text:span text:style-name="T1"> </text:span><text:span text:style-name="symbol0_5f_ocaml"><text:span text:style-name="T1">:</text:span></text:span><text:span text:style-name="T1"> real</text:span></text:p>
      <text:p text:style-name="P5"><text:span text:style-name="symbol0_5f_ocaml"><text:span text:style-name="T1">-</text:span></text:span><text:span text:style-name="T1"> computequadratic </text:span><text:span text:style-name="symbol0_5f_ocaml"><text:span text:style-name="T1">(</text:span>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0</text:span></text:span><text:span text:style-name="T1">,</text:span><text:span text:style-name="number_5f_ocaml"><text:span text:style-name="T1">121</text:span></text:span><text:span text:style-name="symbol0_5f_ocaml"><text:span text:style-name="T1">.</text:span></text:span><text:span text:style-name="number_5f_ocaml"><text:span text:style-name="T1">0</text:span></text:span><text:span text:style-name="T1">,</text:span><text:span text:style-name="number_5f_ocaml"><text:span text:style-name="T1">11</text:span></text:span><text:span text:style-name="symbol0_5f_ocaml"><text:span text:style-name="T1">.</text:span></text:span><text:span text:style-name="number_5f_ocaml"><text:span text:style-name="T1">0</text:span></text:span><text:span text:style-name="T1">,rootplus </text:span><text:span text:style-name="symbol0_5f_ocaml"><text:span text:style-name="T1">(</text:span>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0</text:span></text:span><text:span text:style-name="T1">,</text:span><text:span text:style-name="number_5f_ocaml"><text:span text:style-name="T1">121</text:span></text:span><text:span text:style-name="symbol0_5f_ocaml"><text:span text:style-name="T1">.</text:span></text:span><text:span text:style-name="number_5f_ocaml"><text:span text:style-name="T1">0</text:span></text:span><text:span text:style-name="T1">,</text:span><text:span text:style-name="number_5f_ocaml"><text:span text:style-name="T1">11</text:span></text:span><text:span text:style-name="symbol0_5f_ocaml"><text:span text:style-name="T1">.</text:span></text:span><text:span text:style-name="number_5f_ocaml"><text:span text:style-name="T1">0</text:span></text:span><text:span text:style-name="symbol0_5f_ocaml"><text:span text:style-name="T1">));</text:span></text:span><text:span text:style-name="T1"></text:span></text:p>
      <text:p text:style-name="P5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</text:span><text:span text:style-name="number_5f_ocaml"><text:span text:style-name="T1">6</text:span></text:span><text:span text:style-name="symbol0_5f_ocaml"><text:span text:style-name="T1">.</text:span></text:span><text:span text:style-name="T1">03961325396E~</text:span><text:span text:style-name="number_5f_ocaml"><text:span text:style-name="T1">14</text:span></text:span><text:span text:style-name="T1"> </text:span><text:span text:style-name="symbol0_5f_ocaml"><text:span text:style-name="T1">:</text:span></text:span><text:span text:style-name="T1"> real</text:span></text:p>
      <text:p text:style-name="P5"><text:span text:style-name="symbol0_5f_ocaml"><text:span text:style-name="T1">-</text:span></text:span><text:span text:style-name="T1"> </text:span><text:span text:style-name="comment_5f_multi_5f_ocaml"><text:span text:style-name="T1">(* Very small *)</text:span></text:span></text:p>
      <text:p text:style-name="P5"><text:span text:style-name="symbol0_5f_ocaml"><text:span text:style-name="T1">-</text:span></text:span><text:span text:style-name="T1"> rootplus </text:span><text:span text:style-name="symbol0_5f_ocaml"><text:span text:style-name="T1">(</text:span>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22</text:span></text:span><text:span text:style-name="T1">,</text:span><text:span text:style-name="number_5f_ocaml"><text:span text:style-name="T1">3</text:span></text:span><text:span text:style-name="symbol0_5f_ocaml"><text:span text:style-name="T1">.</text:span></text:span><text:span text:style-name="number_5f_ocaml"><text:span text:style-name="T1">34</text:span></text:span><text:span text:style-name="T1">,</text:span><text:span text:style-name="number_5f_ocaml"><text:span text:style-name="T1">2</text:span></text:span><text:span text:style-name="symbol0_5f_ocaml"><text:span text:style-name="T1">.</text:span></text:span><text:span text:style-name="number_5f_ocaml"><text:span text:style-name="T1">28</text:span></text:span><text:span text:style-name="symbol0_5f_ocaml"><text:span text:style-name="T1">);</text:span></text:span><text:span text:style-name="T1"></text:span></text:p>
      <text:p text:style-name="P5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~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29881964143</text:span></text:span><text:span text:style-name="T1"> </text:span><text:span text:style-name="symbol0_5f_ocaml"><text:span text:style-name="T1">:</text:span></text:span><text:span text:style-name="T1"> real</text:span></text:p>
      <text:p text:style-name="P5"><text:span text:style-name="symbol0_5f_ocaml"><text:span text:style-name="T1">-</text:span></text:span><text:span text:style-name="T1"> computequadratic </text:span><text:span text:style-name="symbol0_5f_ocaml"><text:span text:style-name="T1">(</text:span>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22</text:span></text:span><text:span text:style-name="T1">,</text:span><text:span text:style-name="number_5f_ocaml"><text:span text:style-name="T1">3</text:span></text:span><text:span text:style-name="symbol0_5f_ocaml"><text:span text:style-name="T1">.</text:span></text:span><text:span text:style-name="number_5f_ocaml"><text:span text:style-name="T1">34</text:span></text:span><text:span text:style-name="T1">,</text:span><text:span text:style-name="number_5f_ocaml"><text:span text:style-name="T1">2</text:span></text:span><text:span text:style-name="symbol0_5f_ocaml"><text:span text:style-name="T1">.</text:span></text:span><text:span text:style-name="number_5f_ocaml"><text:span text:style-name="T1">28</text:span></text:span><text:span text:style-name="T1">,rootplus </text:span><text:span text:style-name="symbol0_5f_ocaml"><text:span text:style-name="T1">(</text:span></text:span><text:span text:style-name="number_5f_ocaml"><text:span text:style-name="T1">1</text:span></text:span><text:span text:style-name="symbol0_5f_ocaml"><text:span text:style-name="T1">.</text:span></text:span><text:span text:style-name="number_5f_ocaml"><text:span text:style-name="T1">22</text:span></text:span><text:span text:style-name="T1">,</text:span><text:span text:style-name="number_5f_ocaml"><text:span text:style-name="T1">3</text:span></text:span><text:span text:style-name="symbol0_5f_ocaml"><text:span text:style-name="T1">.</text:span></text:span><text:span text:style-name="number_5f_ocaml"><text:span text:style-name="T1">34</text:span></text:span><text:span text:style-name="T1">,</text:span><text:span text:style-name="number_5f_ocaml"><text:span text:style-name="T1">2</text:span></text:span><text:span text:style-name="symbol0_5f_ocaml"><text:span text:style-name="T1">.</text:span></text:span><text:span text:style-name="number_5f_ocaml"><text:span text:style-name="T1">28</text:span></text:span><text:span text:style-name="symbol0_5f_ocaml"><text:span text:style-name="T1">));</text:span></text:span><text:span text:style-name="T1"></text:span></text:p>
      <text:p text:style-name="P5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</text:span><text:span text:style-name="number_5f_ocaml"><text:span text:style-name="T1">4</text:span></text:span><text:span text:style-name="symbol0_5f_ocaml"><text:span text:style-name="T1">.</text:span></text:span><text:span text:style-name="T1">4408920985E~</text:span><text:span text:style-name="number_5f_ocaml"><text:span text:style-name="T1">16</text:span></text:span><text:span text:style-name="T1"> </text:span><text:span text:style-name="symbol0_5f_ocaml"><text:span text:style-name="T1">:</text:span></text:span><text:span text:style-name="T1"> real</text:span></text:p>
      <text:p text:style-name="P5"><text:span text:style-name="symbol0_5f_ocaml"><text:span text:style-name="T1">-</text:span></text:span><text:span text:style-name="T1"> </text:span><text:span text:style-name="comment_5f_multi_5f_ocaml"><text:span text:style-name="T1">(* Also very small *)</text:span></text:span></text:p>
      <text:p text:style-name="P6"><text:span text:style-name="symbol0_5f_ocaml"><text:span text:style-name="T1">-</text:span></text:span><text:span text:style-name="T1"> </text:span><text:span text:style-name="comment_5f_multi_5f_ocaml"><text:span text:style-name="T1">(* 4. *)</text:span></text:span><text:span text:style-name="T1"></text:span></text:p>
      <text:p text:style-name="P6"><text:span text:style-name="symbol0_5f_ocaml"><text:span text:style-name="T1">-</text:span></text:span><text:span text:style-name="T1"> </text:span><text:span text:style-name="keyword0_5f_ocaml"><text:span text:style-name="T1">fun</text:span></text:span><text:span text:style-name="T1"> facr n </text:span><text:span text:style-name="symbol0_5f_ocaml"><text:span text:style-name="T1">=</text:span></text:span><text:span text:style-name="T1"> </text:span><text:span text:style-name="keyword0_5f_ocaml"><text:span text:style-name="T1">if</text:span></text:span><text:span text:style-name="T1"> n </text:span><text:span text:style-name="symbol0_5f_ocaml"><text:span text:style-name="T1">=</text:span></text:span><text:span text:style-name="T1"> </text:span><text:span text:style-name="number_5f_ocaml"><text:span text:style-name="T1">0</text:span></text:span><text:span text:style-name="T1"> </text:span><text:span text:style-name="keyword0_5f_ocaml"><text:span text:style-name="T1">then</text:span></text:span><text:span text:style-name="T1"> </text:span><text:span text:style-name="number_5f_ocaml"><text:span text:style-name="T1">1</text:span></text:span><text:span text:style-name="T1"> </text:span><text:span text:style-name="keyword0_5f_ocaml"><text:span text:style-name="T1">else</text:span></text:span><text:span text:style-name="T1"> n </text:span><text:span text:style-name="symbol0_5f_ocaml"><text:span text:style-name="T1">*</text:span></text:span><text:span text:style-name="T1"> facr </text:span><text:span text:style-name="symbol0_5f_ocaml"><text:span text:style-name="T1">(</text:span></text:span><text:span text:style-name="T1">n </text:span><text:span text:style-name="symbol0_5f_ocaml"><text:span text:style-name="T1">-</text:span></text:span><text:span text:style-name="T1"> </text:span><text:span text:style-name="number_5f_ocaml"><text:span text:style-name="T1">1</text:span></text:span><text:span text:style-name="symbol0_5f_ocaml"><text:span text:style-name="T1">);</text:span></text:span><text:span text:style-name="T1"> </text:span></text:p>
      <text:p text:style-name="P6"><text:span text:style-name="keyword0_5f_ocaml"><text:span text:style-name="T1">val</text:span></text:span><text:span text:style-name="T1"> facr </text:span><text:span text:style-name="symbol0_5f_ocaml"><text:span text:style-name="T1">=</text:span></text:span><text:span text:style-name="T1"> fn </text:span><text:span text:style-name="symbol0_5f_ocaml"><text:span text:style-name="T1">:</text:span></text:span><text:span text:style-name="T1"> int </text:span><text:span text:style-name="symbol0_5f_ocaml"><text:span text:style-name="T1">-&gt;</text:span></text:span><text:span text:style-name="T1"> int</text:span></text:p>
      <text:p text:style-name="P6"><text:span text:style-name="symbol0_5f_ocaml"><text:span text:style-name="T1">-</text:span></text:span><text:span text:style-name="T1"> facr </text:span><text:span text:style-name="number_5f_ocaml"><text:span text:style-name="T1">5</text:span></text:span><text:span text:style-name="symbol0_5f_ocaml"><text:span text:style-name="T1">;</text:span></text:span><text:span text:style-name="T1"></text:span></text:p>
      <text:p text:style-name="P6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</text:span><text:span text:style-name="number_5f_ocaml"><text:span text:style-name="T1">120</text:span></text:span><text:span text:style-name="T1"> </text:span><text:span text:style-name="symbol0_5f_ocaml"><text:span text:style-name="T1">:</text:span></text:span><text:span text:style-name="T1"> int</text:span></text:p>
      <text:p text:style-name="P6"><text:span text:style-name="symbol0_5f_ocaml"><text:span text:style-name="T1">-</text:span></text:span><text:span text:style-name="T1"> </text:span><text:span text:style-name="keyword0_5f_ocaml"><text:span text:style-name="T1">fun</text:span></text:span><text:span text:style-name="T1"> faci </text:span><text:span text:style-name="symbol0_5f_ocaml"><text:span text:style-name="T1">(</text:span></text:span><text:span text:style-name="T1">n,acc</text:span><text:span text:style-name="symbol0_5f_ocaml"><text:span text:style-name="T1">)</text:span></text:span><text:span text:style-name="T1"> </text:span><text:span text:style-name="symbol0_5f_ocaml"><text:span text:style-name="T1">=</text:span></text:span><text:span text:style-name="T1"> </text:span><text:span text:style-name="keyword0_5f_ocaml"><text:span text:style-name="T1">if</text:span></text:span><text:span text:style-name="T1"> n </text:span><text:span text:style-name="symbol0_5f_ocaml"><text:span text:style-name="T1">=</text:span></text:span><text:span text:style-name="T1"> </text:span><text:span text:style-name="number_5f_ocaml"><text:span text:style-name="T1">0</text:span></text:span><text:span text:style-name="T1"> </text:span><text:span text:style-name="keyword0_5f_ocaml"><text:span text:style-name="T1">then</text:span></text:span><text:span text:style-name="T1"> acc </text:span><text:span text:style-name="keyword0_5f_ocaml"><text:span text:style-name="T1">else</text:span></text:span><text:span text:style-name="T1"> faci </text:span><text:span text:style-name="symbol0_5f_ocaml"><text:span text:style-name="T1">(</text:span></text:span><text:span text:style-name="T1">n </text:span><text:span text:style-name="symbol0_5f_ocaml"><text:span text:style-name="T1">-</text:span></text:span><text:span text:style-name="T1"> </text:span><text:span text:style-name="number_5f_ocaml"><text:span text:style-name="T1">1</text:span></text:span><text:span text:style-name="T1">,n </text:span><text:span text:style-name="symbol0_5f_ocaml"><text:span text:style-name="T1">*</text:span></text:span><text:span text:style-name="T1"> acc</text:span><text:span text:style-name="symbol0_5f_ocaml"><text:span text:style-name="T1">);</text:span></text:span><text:span text:style-name="T1"></text:span></text:p>
      <text:p text:style-name="P6"><text:span text:style-name="keyword0_5f_ocaml"><text:span text:style-name="T1">val</text:span></text:span><text:span text:style-name="T1"> faci </text:span><text:span text:style-name="symbol0_5f_ocaml"><text:span text:style-name="T1">=</text:span></text:span><text:span text:style-name="T1"> fn </text:span><text:span text:style-name="symbol0_5f_ocaml"><text:span text:style-name="T1">:</text:span></text:span><text:span text:style-name="T1"> int </text:span><text:span text:style-name="symbol0_5f_ocaml"><text:span text:style-name="T1">*</text:span></text:span><text:span text:style-name="T1"> int </text:span><text:span text:style-name="symbol0_5f_ocaml"><text:span text:style-name="T1">-&gt;</text:span></text:span><text:span text:style-name="T1"> int</text:span></text:p>
      <text:p text:style-name="P6"><text:span text:style-name="symbol0_5f_ocaml"><text:span text:style-name="T1">-</text:span></text:span><text:span text:style-name="T1"> faci </text:span><text:span text:style-name="symbol0_5f_ocaml"><text:span text:style-name="T1">(</text:span></text:span><text:span text:style-name="number_5f_ocaml"><text:span text:style-name="T1">5</text:span></text:span><text:span text:style-name="T1">,</text:span><text:span text:style-name="number_5f_ocaml"><text:span text:style-name="T1">1</text:span></text:span><text:span text:style-name="symbol0_5f_ocaml"><text:span text:style-name="T1">);</text:span></text:span><text:span text:style-name="T1"></text:span></text:p>
      <text:p text:style-name="P6"><text:span text:style-name="keyword0_5f_ocaml"><text:span text:style-name="T1">val</text:span></text:span><text:span text:style-name="T1"> it </text:span><text:span text:style-name="symbol0_5f_ocaml"><text:span text:style-name="T1">=</text:span></text:span><text:span text:style-name="T1"> </text:span><text:span text:style-name="number_5f_ocaml"><text:span text:style-name="T1">120</text:span></text:span><text:span text:style-name="T1"> </text:span><text:span text:style-name="symbol0_5f_ocaml"><text:span text:style-name="T1">:</text:span></text:span><text:span text:style-name="T1"> int</text:span></text:p>
      <text:p text:style-name="P6"><text:span text:style-name="symbol0_5f_ocaml"><text:span text:style-name="T1">-</text:span></text:span><text:span text:style-name="T1"> </text:span><text:span text:style-name="comment_5f_multi_5f_ocaml"><text:span text:style-name="T3">(* Both functions would recurse infinitely if given a negative argument, since n = 0 would never be satisfied. *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symbol0_5f_ocaml" style:display-name="symbol0_ocaml" style:family="text">
      <style:text-properties fo:color="#a52a2a" fo:font-style="normal" fo:font-weight="normal"/>
    </style:style>
    <style:style style:name="comment_5f_multi_5f_ocaml" style:display-name="comment_multi_ocaml" style:family="text">
      <style:text-properties fo:color="#5d478b" fo:font-style="italic" fo:font-weight="normal"/>
    </style:style>
    <style:style style:name="number_5f_ocaml" style:display-name="number_ocaml" style:family="text">
      <style:text-properties fo:color="#cc66cc" fo:font-style="normal" fo:font-weight="normal"/>
    </style:style>
    <style:style style:name="keyword0_5f_ocaml" style:display-name="keyword0_ocaml" style:family="text">
      <style:text-properties fo:color="#0066cc" fo:font-style="normal" fo:font-weight="bold"/>
    </style:style>
    <style:style style:name="keyword2_5f_ocaml" style:display-name="keyword2_ocaml" style:family="text">
      <style:text-properties fo:color="#0066cc" fo:font-style="normal" fo:font-weight="bold"/>
    </style:style>
    <style:style style:name="member0_5f_ocaml" style:display-name="member0_ocaml" style:family="text">
      <style:text-properties fo:color="#006600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10T15:36:57.574380685</meta:creation-date>
    <dc:date>2014-10-10T16:23:02.043508430</dc:date>
    <dc:creator>James </dc:creator>
    <meta:editing-duration>PT15M43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40" meta:word-count="290" meta:character-count="1354" meta:non-whitespace-character-count="1058"/>
  </office:meta>
</office:document-meta>
</file>